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225" officeooo:paragraph-rsid="00173225"/>
    </style:style>
    <style:style style:name="P2" style:family="paragraph" style:parent-style-name="Standard">
      <style:text-properties officeooo:rsid="00188d11" officeooo:paragraph-rsid="00188d11"/>
    </style:style>
    <style:style style:name="P3" style:family="paragraph" style:parent-style-name="Text_20_body">
      <style:text-properties officeooo:rsid="00188d11" officeooo:paragraph-rsid="00188d11"/>
    </style:style>
    <style:style style:name="P4" style:family="paragraph" style:parent-style-name="Text_20_body">
      <style:text-properties officeooo:rsid="00188d11"/>
    </style:style>
    <style:style style:name="P5" style:family="paragraph" style:parent-style-name="Standard">
      <style:text-properties officeooo:rsid="0019f26c" officeooo:paragraph-rsid="0019f26c"/>
    </style:style>
    <style:style style:name="P6" style:family="paragraph" style:parent-style-name="Text_20_body">
      <style:text-properties officeooo:rsid="0019f26c" officeooo:paragraph-rsid="0019f26c"/>
    </style:style>
    <style:style style:name="P7" style:family="paragraph" style:parent-style-name="Text_20_body">
      <style:text-properties officeooo:rsid="0019f26c"/>
    </style:style>
    <style:style style:name="P8" style:family="paragraph" style:parent-style-name="Text_20_body">
      <style:text-properties officeooo:rsid="0019f26c" officeooo:paragraph-rsid="001c685f"/>
    </style:style>
    <style:style style:name="P9" style:family="paragraph" style:parent-style-name="Text_20_body">
      <style:text-properties officeooo:rsid="001c685f" officeooo:paragraph-rsid="001c685f"/>
    </style:style>
    <style:style style:name="P10" style:family="paragraph" style:parent-style-name="Standard">
      <style:text-properties officeooo:rsid="001c9035" officeooo:paragraph-rsid="001c9035"/>
    </style:style>
    <style:style style:name="P11" style:family="paragraph" style:parent-style-name="Text_20_body">
      <style:text-properties officeooo:rsid="001c9035" officeooo:paragraph-rsid="001c9035"/>
    </style:style>
    <style:style style:name="P12" style:family="paragraph" style:parent-style-name="Text_20_body">
      <style:text-properties officeooo:rsid="001c9035"/>
    </style:style>
    <style:style style:name="P13" style:family="paragraph" style:parent-style-name="Text_20_body">
      <style:text-properties officeooo:rsid="001d41b9" officeooo:paragraph-rsid="001d41b9"/>
    </style:style>
    <style:style style:name="P14" style:family="paragraph" style:parent-style-name="Heading_20_3">
      <style:text-properties officeooo:rsid="001c9035" officeooo:paragraph-rsid="001c9035"/>
    </style:style>
    <style:style style:name="P15" style:family="paragraph" style:parent-style-name="Heading_20_4">
      <style:text-properties officeooo:rsid="001c9035"/>
    </style:style>
    <style:style style:name="P16" style:family="paragraph" style:parent-style-name="Horizontal_20_Line">
      <style:text-properties officeooo:rsid="001c9035"/>
    </style:style>
    <style:style style:name="P17" style:family="paragraph" style:parent-style-name="Heading_20_2">
      <style:text-properties officeooo:rsid="001e95db" officeooo:paragraph-rsid="001e95db"/>
    </style:style>
    <style:style style:name="P18" style:family="paragraph" style:parent-style-name="Text_20_body">
      <style:text-properties officeooo:rsid="001e95db"/>
    </style:style>
    <style:style style:name="P19" style:family="paragraph" style:parent-style-name="Heading_20_2">
      <style:text-properties officeooo:rsid="001e95db"/>
    </style:style>
    <style:style style:name="P20" style:family="paragraph" style:parent-style-name="Text_20_body">
      <style:text-properties officeooo:rsid="001e95db" officeooo:paragraph-rsid="001e95db"/>
    </style:style>
    <style:style style:name="P21" style:family="paragraph" style:parent-style-name="Horizontal_20_Line">
      <style:text-properties officeooo:rsid="001e95db"/>
    </style:style>
    <style:style style:name="P22" style:family="paragraph" style:parent-style-name="Standard">
      <style:text-properties officeooo:rsid="001e95db" officeooo:paragraph-rsid="001e95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enGold Assist</text:p>
      <text:p text:style-name="P1"/>
      <text:p text:style-name="P2">1.1</text:p>
      <text:p text:style-name="P2"/>
      <text:p text:style-name="P3">He had expected a delay, a clerk with ink on his cuffs and a ledger too large to be moved, some officious shuffling before the business of the day began. He had not expected to be told there was nothing to be had.</text:p>
      <text:p text:style-name="P4">“What do you mean, probate?” Clay said. “The ship is right there, at the wharf.”</text:p>
      <text:p text:style-name="P4">The clerk did not look up at once. He finished the line he was writing, sanded it, closed the book with a palm that left a faint print, and only then raised his eyes. He was an old man in a neat coat, with the sort of careful beard that suggested time rather than fashion.</text:p>
      <text:p text:style-name="P4">“William and Mary,” he said, as if confirming the name of a horse.</text:p>
      <text:p text:style-name="P4">“That’s the one.”</text:p>
      <text:p text:style-name="P4">“And you are?”</text:p>
      <text:p text:style-name="P4">“Patterson. Clay Patterson. My father held shares.”</text:p>
      <text:p text:style-name="P4">The old man nodded, as though the name had been placed somewhere appropriate in a cabinet of many small drawers.</text:p>
      <text:p text:style-name="P4">“And sure enough it is,” Clay said again, turning half away, as if the clerk might have missed it. “You can see her from here.”</text:p>
      <text:p text:style-name="P4">You could. Through the open door and down the slope of the street, the harbor lay bright with a hard morning light. The ship rode high, emptied of most of her cargo, and the long line of men moved in a steady rhythm from hold to wharf. Barrels of spermaceti came rolling down the gangplanks, caught and righted and rolled again, their staves dark with oil. The air carried the thick, sweet animal smell of it. A knot of militia had turned out in their coats, laughing too loudly at something one of the sailors had shouted back, the sort of laughter that needed an audience.</text:p>
      <text:p text:style-name="P4">“It’s come in clean, then?” Clay said.</text:p>
      <text:p text:style-name="P4">“It has returned,” the clerk said.</text:p>
      <text:p text:style-name="P4">“And the cargo’s being landed.”</text:p>
      <text:p text:style-name="P4">“As you see.”</text:p>
      <text:p text:style-name="P4">“Then I don’t understand.”</text:p>
      <text:p text:style-name="P4">“I expect you do,” the clerk said, not unkindly. “It is only that you do not like it.”</text:p>
      <text:p text:style-name="P4">Clay turned back to him. “Explain it to me, then.”</text:p>
      <text:p text:style-name="P4">“The controlling interest in the venture is held in the estate of Mr. William Ramses, God rest him. Until the estate is settled, all proceeds are to be retained against claims. Common shareholders”—he gave the word a small weight—“will not be paid out until that time.”</text:p>
      <text:p text:style-name="P4">Clay stood a moment. He had come down in his best coat and had taken care with the knot of his tie. It seemed to him now a foolishness, as though he had dressed for a dinner that had already been eaten.</text:p>
      <text:p text:style-name="P4"><text:soft-page-break/>“How long will that take?” he said.</text:p>
      <text:p text:style-name="P4">“I am not in the business of misleading young men,” the clerk said. “It may be a year. It may be two.”</text:p>
      <text:p text:style-name="P4">“A year,” Clay said, as if testing the shape of it. “Or two.”</text:p>
      <text:p text:style-name="P4">“Yes.”</text:p>
      <text:p text:style-name="P4">“And in the meantime?”</text:p>
      <text:p text:style-name="P4">“In the meantime the estate is administered.”</text:p>
      <text:p text:style-name="P4">“And the oil?” Clay said, with a gesture toward the door. “The cargo?”</text:p>
      <text:p text:style-name="P4">“It is sold,” the clerk said. “The accounts are kept. The proceeds are held.”</text:p>
      <text:p text:style-name="P4">“Held for whom?”</text:p>
      <text:p text:style-name="P4">“For the estate,” the clerk said, and then, seeing something in Clay’s face, added, “There are prior claims.”</text:p>
      <text:p text:style-name="P4">“What claims?”</text:p>
      <text:p text:style-name="P4">“Preferred certificates. An investor party Mr. Ramses was engaged with.”</text:p>
      <text:p text:style-name="P4">Clay let out a short breath that was not quite a laugh. “Preferred,” he said. “And we are what?”</text:p>
      <text:p text:style-name="P4">“Common,” the clerk said.</text:p>
      <text:p text:style-name="P4">There was a pause in which the sounds from the harbor seemed to grow louder. A barrel struck something and there was a shout, then laughter again. The militia had found something else to be pleased with.</text:p>
      <text:p text:style-name="P4">“What did you say your name was?” the clerk asked.</text:p>
      <text:p text:style-name="P4">“Patterson.”</text:p>
      <text:p text:style-name="P4">“You will want to speak to counsel,” the clerk said. “I can give you a direction.”</text:p>
      <text:p text:style-name="P4">“Will they tell me anything different?”</text:p>
      <text:p text:style-name="P4">“They will tell you the same thing at greater length,” the clerk said. “And with fees.”</text:p>
      <text:p text:style-name="P4">Clay smiled despite himself. “Where do I find them?”</text:p>
      <text:p text:style-name="P4">“Mr. Lenoir acts for the executor. North Park Avenue. Two-eleven.” He turned the book a little, as if to fix the number in place. “He keeps regular hours.”</text:p>
      <text:p text:style-name="P4">“Lenoir,” Clay said.</text:p>
      <text:p text:style-name="P4">“Yes.”</text:p>
      <text:p text:style-name="P4">“And there is nothing to be done before that.”</text:p>
      <text:p text:style-name="P4">“There is always something to be done,” the clerk said. “It is only a question of whether it will avail you.”</text:p>
      <text:p text:style-name="P4"><text:soft-page-break/>Clay nodded, though he did not know what he was agreeing to. He stood a moment longer, as if there might be some further word, some correction, some small exception made for a man who had come down early and dressed well and asked plainly. The clerk had already reopened his ledger.</text:p>
      <text:p text:style-name="P4">“Good day,” Clay said.</text:p>
      <text:p text:style-name="P4">“Good day,” the clerk returned, without looking up.</text:p>
      <text:p text:style-name="P4">Outside, the light struck him harder than he expected. He went down toward the wharf without deciding to, drawn by the motion of the place. The planks rang under the weight of the barrels as they came down, and men stepped aside with practiced ease. A cooper stood with his tools ready, tapping at a seam where oil had begun to bead. Two boys had set themselves to catching the run of drips in a tin, grinning at their own cleverness.</text:p>
      <text:p text:style-name="P4">“Mind yourself,” someone called, and a barrel came past him close enough that he could have laid a hand on it. He did not.</text:p>
      <text:p text:style-name="P4">The ship loomed above, her paint worn and her lines blackened by weather and smoke. A man stood at the rail and spat into the water, then looked down at the crowd as though they were a lesser cargo.</text:p>
      <text:p text:style-name="P4">“Two years,” Clay said, not to anyone.</text:p>
      <text:p text:style-name="P4">The militia had taken to clapping as each barrel made the turn onto the wharf, as if the thing were a performance put on for their amusement. One of them raised a flask and drank, then offered it to a sailor who took it without thanks and drank deeper.</text:p>
      <text:p text:style-name="P4">It was all of it his, and none of it. He could see the weight of it, smell it, count it if he had a mind to, and yet it would not pass through his hands. It would be entered in a book and held in another man’s name until such time as that man was satisfied.</text:p>
      <text:p text:style-name="P4">He stood a while longer, watching the steady, indifferent work of it. The men did not hurry and they did not slow. They took what came to hand and passed it along.</text:p>
      <text:p text:style-name="P4">After a time he turned away and went back up the street, the sound of the wharf following him for a few steps and then falling off. He paused once and looked back. The ship was already less distinct, the motion of the barrels a smaller thing at a distance.</text:p>
      <text:p text:style-name="P4">North Park Avenue, he thought. Two-eleven.</text:p>
      <text:p text:style-name="P4">He set his hat a little more firmly on his head and went on.</text:p>
      <text:p text:style-name="P4"/>
      <text:p text:style-name="P5">1.2</text:p>
      <text:p text:style-name="P6"/>
      <text:p text:style-name="P6">The office of Augustus Lenoir, Esq., stood shoulder to shoulder with a dozen others of its kind, a two-story brick face with tall windows gone gray from the street. Wagons rattled past in a constant grind, iron on stone, and the door admitted a steady trickle of men carrying paper as if it might spoil in their hands.</text:p>
      <text:p text:style-name="P7">Inside was heat, ink, and a low roar of business. Desks filled the front room in rows, each man bent over his own small crisis. Clerks moved between them with practiced indifference, collecting signatures, depositing documents, returning with more. No one looked up long enough to remember a face.</text:p>
      <text:p text:style-name="P7"><text:soft-page-break/>Clay gave his name to the front desk and was met with the sort of smile that did not reach the eyes.</text:p>
      <text:p text:style-name="P7">“Mr. Lenoir is not receiving today.”</text:p>
      <text:p text:style-name="P7">“I won’t take but a moment,” Clay said.</text:p>
      <text:p text:style-name="P7">“That may be, but he will not—”</text:p>
      <text:p text:style-name="P7">“It concerns the William and Mary,” Clay cut in, lowering his voice just enough to suggest confidence rather than pleading. “A financial irregularity. If it is what I believe it is, he’ll wish to hear it at once.”</text:p>
      <text:p text:style-name="P7">The clerk paused. Not convinced—never convinced—but willing to shift the inconvenience onto someone else.</text:p>
      <text:p text:style-name="P7">“Wait here.”</text:p>
      <text:p text:style-name="P7">Clay did not wait where he was told. He drifted a step nearer the desks, as though he already belonged to the place, and watched the room. These were not great men. They were men who knew how to remain in rooms where great things passed through. That, he thought, might be enough.</text:p>
      <text:p text:style-name="P7">The clerk returned with a thin, middle-aged man in spectacles, who looked Clay over as one might a package of uncertain value.</text:p>
      <text:p text:style-name="P7">“Come along,” he said.</text:p>
      <text:p text:style-name="P7">They passed through the rows and into a narrower corridor where the noise fell away by degrees. At the back was a paneled office, the door already ajar. The clerk tapped once and opened it without waiting.</text:p>
      <text:p text:style-name="P7">Lenoir sat behind a broad desk, coat off, sleeves neat, a sheaf of papers held in one hand while the other made small, efficient marks. He did not look up when Clay entered.</text:p>
      <text:p text:style-name="P7">“Yes?”</text:p>
      <text:p text:style-name="P7">The clerk hovered.</text:p>
      <text:p text:style-name="P7">“He says it concerns the William and Mary.”</text:p>
      <text:p text:style-name="P7">That gave Lenoir pause—not much, just enough to finish the line he was writing. He set the paper down, squared it with the others, and only then raised his eyes.</text:p>
      <text:p text:style-name="P7">“Very well. That will be all.”</text:p>
      <text:p text:style-name="P7">The clerk withdrew, closing the door behind him.</text:p>
      <text:p text:style-name="P7">Clay stood a moment longer than necessary, then stepped forward.</text:p>
      <text:p text:style-name="P7">“Sir, are you familiar with the whaler William and Mary? Part of the Ramses estate, I’m told.”</text:p>
      <text:p text:style-name="P7">Lenoir leaned back, the chair giving a soft complaint.</text:p>
      <text:p text:style-name="P7">“Ramses,” he repeated, as if testing the weight of it. “Yes. Let’s see.”</text:p>
      <text:p text:style-name="P7">He rose—not quickly, not slowly—and crossed to a stack of document boxes along the wall. From one he drew a brown portfolio, worn at the edges, and brought it back to the desk. He did not open it at once. Instead he regarded Clay over the top of it, measuring something that had not been asked for.</text:p>
      <text:p text:style-name="P7"><text:soft-page-break/>“And the vessel has returned?” he said.</text:p>
      <text:p text:style-name="P7">“It has. Two years out. She’s unloading now.”</text:p>
      <text:p text:style-name="P7">“Mm.”</text:p>
      <text:p text:style-name="P7">He opened the portfolio and leafed through it with a familiarity that suggested he already knew where to land. A finger stopped. He nodded once to himself.</text:p>
      <text:p text:style-name="P7">“Yes. William and Mary. Ramses represented the holding company.” He looked up again. “And you are?”</text:p>
      <text:p text:style-name="P7">“Clay Patterson. I hold shares.”</text:p>
      <text:p text:style-name="P7">“Do you.”</text:p>
      <text:p text:style-name="P7">It was not disbelief. It was categorization.</text:p>
      <text:p text:style-name="P7">“I would like to be paid out for my investment,” Clay said.</text:p>
      <text:p text:style-name="P7">Lenoir closed the portfolio and rested his hands on it, fingertips meeting.</text:p>
      <text:p text:style-name="P7">“I see. And let me guess—you are a general shareholder.”</text:p>
      <text:p text:style-name="P7">Clay felt the term again, faintly absurd in his own mouth. “I only heard that distinction today. I put up good money, and the voyage has come in.”</text:p>
      <text:p text:style-name="P7">“Yes,” Lenoir said, with a small inclination of the head. “It has.”</text:p>
      <text:p text:style-name="P7">“How do I get it, then?”</text:p>
      <text:p text:style-name="P7">He heard it as he said it—the bluntness, the lack of leverage behind it—and could not take it back.</text:p>
      <text:p text:style-name="P7">Lenoir did not answer at once. He slid the portfolio a fraction of an inch, aligning it with the edge of the desk, then folded his hands again.</text:p>
      <text:p text:style-name="P7">“The holding company’s estate has entered probate,” he said. “Until that process concludes, distributions to general shareholders will not be made.”</text:p>
      <text:p text:style-name="P7">“I’m told that could take years.”</text:p>
      <text:p text:style-name="P7">“It could.”</text:p>
      <text:p text:style-name="P7">“And I’m told some investors do not have to wait.”</text:p>
      <text:p text:style-name="P7">“Ah,” Lenoir said, almost softly. “You have been told a number of things.”</text:p>
      <text:p text:style-name="P7">Clay held his ground. “Are they wrong?”</text:p>
      <text:p text:style-name="P7">“No,” Lenoir said. “But they are incomplete.”</text:p>
      <text:p text:style-name="P7">He rose again, not to fetch anything this time, but to cross to the window. He stood there a moment, looking down into the street, as if the explanation required distance from the desk.</text:p>
      <text:p text:style-name="P7">“It is common,” he said, “in speculative ventures of this sort, to arrange shares in classes. Priority, preference, general—names vary. In some cases it is a distinction without consequence. In others, it is the only distinction that matters.”</text:p>
      <text:p text:style-name="P7">He turned back.</text:p>
      <text:p text:style-name="P7"><text:soft-page-break/>“This situation is… intermediate.”</text:p>
      <text:p text:style-name="P7">“That doesn’t help me,” Clay said.</text:p>
      <text:p text:style-name="P7">“No,” Lenoir agreed. “It does not.”</text:p>
      <text:p text:style-name="P7">He returned to his chair but did not sit. Instead he rested a hand on the back of it and regarded Clay more directly than he had before.</text:p>
      <text:p text:style-name="P7">“There is a society,” he said, “with which Mr. Ramses was closely associated. The Hudson Lodge. It began, before the Revolution, as a hunting club—gentlemen of a certain stripe, meeting for sport. Over time it became something else. A social club, certainly. An investment circle, increasingly. The company that owns the William and Mary was formed under its auspices.”</text:p>
      <text:p text:style-name="P7">Clay let out a short breath. “So it is an upper-crust thing.”</text:p>
      <text:p text:style-name="P7">“Not exactly.”</text:p>
      <text:p text:style-name="P7">Lenoir’s mouth moved, not quite a smile.</text:p>
      <text:p text:style-name="P7">“The Lodge was founded by Huguenot refugees,” he said. “Men who had been turned out of their stations elsewhere, and who took a dim view of the usual qualifications for admission—church, lineage, patronage. They admit on a different basis.”</text:p>
      <text:p text:style-name="P7">“Which is?”</text:p>
      <text:p text:style-name="P7">“Natural ability.”</text:p>
      <text:p text:style-name="P7">Clay gave a small, incredulous laugh. “Yes. College men, then.”</text:p>
      <text:p text:style-name="P7">“Also not quite.”</text:p>
      <text:p text:style-name="P7">Lenoir studied him a moment longer. It was the first time the look held—no longer sorting, but considering.</text:p>
      <text:p text:style-name="P7">“Mr. Patterson,” he said, “you have come here under the impression that there is a mechanism by which your present difficulty might be… expedited.”</text:p>
      <text:p text:style-name="P7">“I have.”</text:p>
      <text:p text:style-name="P7">“There is.”</text:p>
      <text:p text:style-name="P7">Clay waited.</text:p>
      <text:p text:style-name="P7">Lenoir let the silence sit just long enough to make it clear that he was choosing to continue.</text:p>
      <text:p text:style-name="P7">“If you were to be accepted as a member of the Hudson Lodge,” he said, “your shares—currently general—could be advanced to preferred status. In that event, your distribution would follow in due course, ahead of the probate resolution.”</text:p>
      <text:p text:style-name="P7">Clay felt something in his chest tighten, not quite relief, not quite suspicion.</text:p>
      <text:p text:style-name="P7">“And how does one become a member of this Lodge?”</text:p>
      <text:p text:style-name="P7">Lenoir finally sat.</text:p>
      <text:p text:style-name="P7">“That,” he said, opening the portfolio once more and not looking at it, “is not a matter I can settle from behind a desk.”</text:p>
      <text:p text:style-name="P7"><text:soft-page-break/>He closed it again, decisively this time, and met Clay’s eyes.</text:p>
      <text:p text:style-name="P7">“But I can tell you this: they are not interested in where you have been.”</text:p>
      <text:p text:style-name="P7">A small pause.</text:p>
      <text:p text:style-name="P7">“Only in what you can do.”</text:p>
      <text:p text:style-name="P7">The room seemed quieter for it. Outside, the wagons still passed, the city still pressed forward, but here the matter had been reduced to a single, narrow gate.</text:p>
      <text:p text:style-name="P7">Clay nodded once, as if the terms had been laid out in a contract he meant to sign.</text:p>
      <text:p text:style-name="P7">“Then I suppose,” he said, “I ought to go and see them.”</text:p>
      <text:p text:style-name="P7">Lenoir inclined his head, the faintest acknowledgment of a correct conclusion.</text:p>
      <text:p text:style-name="P7">“I think,” he said, “they would be very interested to see you.”</text:p>
      <text:p text:style-name="P5"/>
      <text:p text:style-name="P5">1.3</text:p>
      <text:p text:style-name="P5"/>
      <text:p text:style-name="P6">It was easier, with Augustus Lenoir’s name carried like a token. The man at the desk did not look up at first, only ran a finger down a ledger as if Clay might already be written there. When he did glance up, it was brief and sufficient.</text:p>
      <text:p text:style-name="P7">“Of course,” he said, as though something had been confirmed. “This way.”</text:p>
      <text:p text:style-name="P7">The front room was smaller than it ought to have been for such a building, a clerk’s vestibule pressed thin against the street. Beyond it Clay glimpsed a drawing room—lamplight, cut glass, the suggestion of men in conversation—but he was not led there. Instead a narrow door was opened, and a draft of cooler air came out of it, smelling faintly of stone and spent wax.</text:p>
      <text:p text:style-name="P7">The stairs turned sharply and then again. They were worn hollow at the center, blackened along the walls where hands had passed for years. Clay descended after the man, aware of the street receding above him not by distance but by a kind of muting, as if sound itself had been folded away.</text:p>
      <text:p text:style-name="P7">At the bottom the space opened suddenly.</text:p>
      <text:p text:style-name="P7">It was larger than the footprint above would allow—long and low, its ceiling carried on thick stone pillars that divided the room into uneven aisles. Rugs lay heavy over the floor, their colors dulled by the dimness. Leather couches, low tables, a sideboard with bottles uncorked. It was a gentleman’s lounge, plainly—but the proportions were wrong, stretched, as if the room had been built first and the building above it afterward to conceal it.</text:p>
      <text:p text:style-name="P7">“You may wait,” the clerk said, and was gone without waiting for assent.</text:p>
      <text:p text:style-name="P7">Clay remained standing a moment, then sat, then stood again. The air was cool on his face. Somewhere above him came the sound of voices—at first a murmur, then laughter, then a swell of noise that did not resolve into any single room’s dimension. It rose and fell irregularly, as though crowds were passing through corridors that did not exist.</text:p>
      <text:p text:style-name="P7">At one moment he thought he could make out words—English, but mislaid somehow, the cadence wrong, a syllable set half a beat off where it ought to be. Then it slipped again into mere sound.</text:p>
      <text:p text:style-name="P7">He found himself listening for it.</text:p>
      <text:p text:style-name="P7"><text:soft-page-break/>“Ah!”</text:p>
      <text:p text:style-name="P7">The voice came from behind him. Clay turned.</text:p>
      <text:p text:style-name="P7">The man who approached had a round, agreeable face, flushed with a permanent cheer, as though he had just come in from the cold or just finished a good meal. His hair was thinning but carefully kept, and his eyes—small, bright—moved quickly over Clay as if taking inventory.</text:p>
      <text:p text:style-name="P7">“Mr. Patterson, is it? Yes, yes. Lenoir’s young man.”</text:p>
      <text:p text:style-name="P7">He extended a hand without quite offering it; Clay stepped forward to meet it anyway.</text:p>
      <text:p text:style-name="P7">“Bertram,” the man said. “We are very pleased when Augustus sends us someone. He has a nose for it.”</text:p>
      <text:p text:style-name="P7">“For what, sir?” Clay asked.</text:p>
      <text:p text:style-name="P7">Bertram smiled more broadly at that, as if the question itself were promising.</text:p>
      <text:p text:style-name="P7">“For substance,” he said. “For grain. You would be surprised how many men look the part and prove hollow when struck.”</text:p>
      <text:p text:style-name="P7">He circled slightly as he spoke, not pacing, exactly, but never quite still. Clay had the sense of being examined from several angles in quick succession.</text:p>
      <text:p text:style-name="P7">“Hm. Yes. There is something there,” Bertram murmured, almost to himself. “Some tension. That is good. Slack men do not interest us.”</text:p>
      <text:p text:style-name="P7">Clay felt heat rise to his face without knowing why.</text:p>
      <text:p text:style-name="P7">“I am not sure what Mr. Lenoir told you,” Bertram went on, “and that is just as well. We prefer not to overprepare a man. It spoils the measurement.”</text:p>
      <text:p text:style-name="P7">“The measurement of what?” Clay said.</text:p>
      <text:p text:style-name="P7">Bertram stopped, and for a moment regarded him directly.</text:p>
      <text:p text:style-name="P7">“Mettle,” he said.</text:p>
      <text:p text:style-name="P7">He let the word sit.</text:p>
      <text:p text:style-name="P7">“And what is that, in your estimation?” Clay asked, trying for steadiness.</text:p>
      <text:p text:style-name="P7">Bertram’s expression shifted—not less pleasant, but more intent.</text:p>
      <text:p text:style-name="P7">“A composite,” he said. “Capacity. Endurance. Judgment. A certain—alignment. The ability to carry a thing through when it would be easier not to. The ability to refuse when it would be profitable to accept. You understand.”</text:p>
      <text:p text:style-name="P7">Clay thought of the wharf, of accounts half-settled and partners who spoke in circles. He nodded, though he was not sure he did.</text:p>
      <text:p text:style-name="P7">“Yes,” he said.</text:p>
      <text:p text:style-name="P7">“Good,” Bertram replied, as though that settled something.</text:p>
      <text:p text:style-name="P7"><text:soft-page-break/>The sound above swelled again—laughter, many voices, a clatter like glass. For an instant it seemed directly overhead, impossibly so, as if the ceiling were no thicker than a plank. Then it receded, drawn off along some unseen corridor.</text:p>
      <text:p text:style-name="P7">Bertram did not look up, but the light in the room altered slightly. It was subtle—no lamp had been touched—but Clay had the impression that the man’s face had brightened, a faint aureole about his head as if the air itself had taken on a warmer tone there.</text:p>
      <text:p text:style-name="P7">“You will forgive the conditions,” Bertram said lightly. “We find it useful to separate conversation from—festivity.”</text:p>
      <text:p text:style-name="P7">Clay glanced upward despite himself.</text:p>
      <text:p text:style-name="P7">“There are many of you?” he asked.</text:p>
      <text:p text:style-name="P7">Bertram’s smile flickered.</text:p>
      <text:p text:style-name="P7">“There are enough,” he said.</text:p>
      <text:p text:style-name="P7">He moved closer, lowering his voice just a degree.</text:p>
      <text:p text:style-name="P7">“We are an old society, Mr. Patterson. Older than the present arrangements of the city, though we make use of them as needed. Some men come to us already marked by accomplishment. Others come because they perceive—correctly—that advancement is not always a matter of effort alone.”</text:p>
      <text:p text:style-name="P7">Clay felt that land. Not quite an accusation, not quite an invitation.</text:p>
      <text:p text:style-name="P7">“And you would… assist such men?” he said.</text:p>
      <text:p text:style-name="P7">“We would admit them,” Bertram replied. “Assistance follows, as a matter of course, among brothers.”</text:p>
      <text:p text:style-name="P7">The word hung there: brothers. Not said grandly, but with a kind of practiced ease.</text:p>
      <text:p text:style-name="P7">“And the test?” Clay said.</text:p>
      <text:p text:style-name="P7">“Yes. The test.”</text:p>
      <text:p text:style-name="P7">Bertram clasped his hands lightly behind his back.</text:p>
      <text:p text:style-name="P7">“It is simple to state,” he said. “Not always simple to perform.”</text:p>
      <text:p text:style-name="P7">He watched Clay as he spoke, as if gauging the effect of each phrase.</text:p>
      <text:p text:style-name="P7">“You will bring us eight ounces of gold.”</text:p>
      <text:p text:style-name="P7">Clay blinked.</text:p>
      <text:p text:style-name="P7">“Eight—”</text:p>
      <text:p text:style-name="P7">“Not any gold,” Bertram continued. “California gold. Newly come. And not dust, not filings, not the sweepings of a pan. Nuggets. Each piece of sufficient size that it cannot be mistaken for accident.”</text:p>
      <text:p text:style-name="P7">“Half an ounce?” Clay said, recalling talk on the docks.</text:p>
      <text:p text:style-name="P7">“At least,” Bertram said, pleased. “You see, you are not entirely unacquainted with the matter.”</text:p>
      <text:p text:style-name="P7">Clay let out a breath that was almost a laugh.</text:p>
      <text:p text:style-name="P7">“You are asking me to cross the continent,” he said.</text:p>
      <text:p text:style-name="P7"><text:soft-page-break/>“We are asking you to return,” Bertram corrected gently.</text:p>
      <text:p text:style-name="P7">“With gold I may not purchase,” Clay said.</text:p>
      <text:p text:style-name="P7">Bertram inclined his head.</text:p>
      <text:p text:style-name="P7">“You may not purchase it,” he agreed.</text:p>
      <text:p text:style-name="P7">“And when I have it?” Clay pressed.</text:p>
      <text:p text:style-name="P7">“You will present it,” Bertram said. “We will examine it—there are ways—and if it satisfies, you will be admitted.”</text:p>
      <text:p text:style-name="P7">“And the gold?” Clay said.</text:p>
      <text:p text:style-name="P7">“You keep it,” Bertram said at once. “We have no interest in your proceeds. Only in your proof.”</text:p>
      <text:p text:style-name="P7">Clay hesitated.</text:p>
      <text:p text:style-name="P7">“Eight ounces is no small sum,” he said. “It is—”</text:p>
      <text:p text:style-name="P7">“Half your whaling investment,” Bertram supplied, almost absently.</text:p>
      <text:p text:style-name="P7">Clay looked at him.</text:p>
      <text:p text:style-name="P7">“Yes,” he said. “Just so.”</text:p>
      <text:p text:style-name="P7">Bertram smiled again, that same round, agreeable expression, but now it seemed to contain something else—an expectation, perhaps, or a quiet amusement.</text:p>
      <text:p text:style-name="P7">“Then you have already learned its weight,” he said. “That will serve you.”</text:p>
      <text:p text:style-name="P7">The noise above broke into a sudden roar—cheers, or something like it—and then a cascade of laughter that did not diminish so much as slide away, as if the entire company had moved at once.</text:p>
      <text:p text:style-name="P7">Clay felt, briefly, the urge to look up, to find the door, to see it for himself.</text:p>
      <text:p text:style-name="P7">Bertram was watching him.</text:p>
      <text:p text:style-name="P7">“You are not required to decide now,” he said. “Or ever. Many men come, inquire, and do not return. We do not pursue them.”</text:p>
      <text:p text:style-name="P7">“And if I do return?” Clay said.</text:p>
      <text:p text:style-name="P7">Bertram’s answer was immediate.</text:p>
      <text:p text:style-name="P7">“Then you will be one of us.”</text:p>
      <text:p text:style-name="P7">It was said plainly. No flourish, no oath. A statement of fact.</text:p>
      <text:p text:style-name="P7">Clay imagined it—the room above revealed, the voices resolved into names, hands extended, doors opening elsewhere in the city that had thus far remained closed to him.</text:p>
      <text:p text:style-name="P7">“And the shares?” he said, unable to keep it from his voice. “On the William and Mary?”</text:p>
      <text:p text:style-name="P7">Bertram waved a hand, as though that were a minor matter.</text:p>
      <text:p text:style-name="P7">“Arrangements can be made,” he said. “We do not neglect our own.”</text:p>
      <text:p text:style-name="P7">Clay nodded slowly.</text:p>
      <text:p text:style-name="P7"><text:soft-page-break/>“I see,” he said.</text:p>
      <text:p text:style-name="P7">For a moment neither spoke.</text:p>
      <text:p text:style-name="P7">Then Bertram’s expression softened again into its easy geniality.</text:p>
      <text:p text:style-name="P7">“Well,” he said. “You will consider it. That is all we ask at present.”</text:p>
      <text:p text:style-name="P7">He stepped back, and with that small movement something seemed to relax in the room. The faint brightness about him diminished; the air cooled again to what it had been.</text:p>
      <text:p text:style-name="P8">“Good day, Mr. Patterson,” he said.</text:p>
      <text:p text:style-name="P8"/>
      <text:p text:style-name="P9">1.3.5</text:p>
      <text:p text:style-name="P8">Clay did not remember ascending the stairs.</text:p>
      <text:p text:style-name="P7">He was in the street, then, with the late light falling across the brick and the ordinary noise of the city pressing in around him. A carriage rattled past. Someone called out for oysters. The world had resumed its proper proportions.</text:p>
      <text:p text:style-name="P7">He turned, almost at once, to look back.</text:p>
      <text:p text:style-name="P7">The building was there, as it must be, but it seemed flatter now, its face blank where he had expected some sign of distinction. The door was closed. The small window beside it was dark.</text:p>
      <text:p text:style-name="P7">For a moment he wondered if he had mistaken it.</text:p>
      <text:p text:style-name="P7">Then a man brushed past him, muttering, and the thought broke.</text:p>
      <text:p text:style-name="P7">Clay stood a moment longer, hand half-raised as if he might knock again.</text:p>
      <text:p text:style-name="P7">Above, somewhere out of sight, there came a faint suggestion of laughter—so faint it might have been memory.</text:p>
      <text:p text:style-name="P7">He lowered his hand and walked on.</text:p>
      <text:p text:style-name="P10"/>
      <text:p text:style-name="P11"><text:span text:style-name="Strong_20_Emphasis">1.4</text:span></text:p>
      <text:p text:style-name="P12">He went to call on Marian Baxter in the late afternoon, when the park took on that softened light that made even the city seem arranged with care. Her family’s house stood in a neat row of brick, identical at a glance, though the Baxter stoop had been swept clean and the brass polished to a warm shine.</text:p>
      <text:p text:style-name="P12">It was Marian herself who opened the door, as if she had been listening for his step.</text:p>
      <text:p text:style-name="P12">“Clay,” she said, and there was a small lift in it—surprise, but not entirely.</text:p>
      <text:p text:style-name="P12">He removed his hat. “Miss Baxter.”</text:p>
      <text:p text:style-name="P12">She made a face at that. “If you speak to me like a banker I shall send you away like one. Come in.”</text:p>
      <text:p text:style-name="P12">The front room was modest but orderly, the curtains drawn just enough to keep the glare off the furniture. A bit of needlework lay abandoned on a chair, and the faint smell of tea hung in the air. Clay stood for a moment, hat in his hands, feeling suddenly as though he had come to present himself for inspection.</text:p>
      <text:p text:style-name="P12"><text:soft-page-break/>“You’ve been keeping to the lower wards,” she said, studying him. “Jon says he only sees you on Sundays now, and even then you’re half in your thoughts.”</text:p>
      <text:p text:style-name="P12">“Jon says a great deal,” Clay replied.</text:p>
      <text:p text:style-name="P12">“And most of it true,” she said lightly. “Sit. Tell me what trouble has you pacing the city like a stray dog.”</text:p>
      <text:p text:style-name="P12">He sat, though not easily.</text:p>
      <text:p text:style-name="P12">“It is not trouble,” he said. “Or not only that. It is—an opportunity.”</text:p>
      <text:p text:style-name="P12">She leaned forward a little, interested despite herself. “Those are usually the same thing, in my experience.”</text:p>
      <text:p text:style-name="P12">He allowed a small smile. “There is a society. A club of sorts. In town.”</text:p>
      <text:p text:style-name="P12">“Of course there is,” she said. “And of course you have found it.”</text:p>
      <text:p text:style-name="P12">“It is not the usual kind,” he said. “They are… well placed. Men of substance. They take on applicants, from time to time.”</text:p>
      <text:p text:style-name="P12">“And you intend to be taken on,” she said.</text:p>
      <text:p text:style-name="P12">“I intend to try.”</text:p>
      <text:p text:style-name="P12">Her eyes moved over him again, sharper now. “What does it require?”</text:p>
      <text:p text:style-name="P12">“A task,” he said. “A proof.”</text:p>
      <text:p text:style-name="P12">“What sort of proof?”</text:p>
      <text:p text:style-name="P12">He hesitated—not for effect, but because saying it plainly made it sound foolish.</text:p>
      <text:p text:style-name="P12">“They require that I return with six ounces of gold,” he said at last. “In nuggets. Not purchased. Won in California.”</text:p>
      <text:p text:style-name="P12">There was a brief silence.</text:p>
      <text:p text:style-name="P12">Marian sat back, the corners of her mouth lifting despite herself. “Won in California,” she repeated. “Why not the moon, while they are at it?”</text:p>
      <text:p text:style-name="P12">“They are particular,” Clay said.</text:p>
      <text:p text:style-name="P12">“So it seems.” She watched him a moment longer. “And you would go.”</text:p>
      <text:p text:style-name="P12">“I would go.”</text:p>
      <text:p text:style-name="P12">“You have never been farther than Albany.”</text:p>
      <text:p text:style-name="P12">“I would go nonetheless.”</text:p>
      <text:p text:style-name="P12">“And if you succeed,” she said, “they admit you.”</text:p>
      <text:p text:style-name="P12">“Yes.”</text:p>
      <text:p text:style-name="P12">“And if they admit you,” she said, more quietly, “then what?”</text:p>
      <text:p text:style-name="P12">He understood her question, though she had not asked it outright.</text:p>
      <text:p text:style-name="P12"><text:soft-page-break/>Then I am no longer standing outside, he thought. Then I am not asking favors through other men. Then I am not—</text:p>
      <text:p text:style-name="P12">He said instead, “Then I am in a position to make something of myself here.”</text:p>
      <text:p text:style-name="P12">She held his gaze. “You are already making something of yourself.”</text:p>
      <text:p text:style-name="P12">“Not of the right sort,” he said, before he could stop himself.</text:p>
      <text:p text:style-name="P12">That landed between them.</text:p>
      <text:p text:style-name="P12">Marian’s expression did not change, but something in it settled. “Ah,” she said. “There it is.”</text:p>
      <text:p text:style-name="P12">He looked away. “It is not a slight on—”</text:p>
      <text:p text:style-name="P12">“No,” she said. “It is not.”</text:p>
      <text:p text:style-name="P12">She rose and crossed to the window, adjusting the curtain though it did not need adjusting.</text:p>
      <text:p text:style-name="P12">“And how long would this… proof take?” she asked, her back to him.</text:p>
      <text:p text:style-name="P12">“There are clippers leaving weekly,” he said. “The passage is four months, give or take. Around the Horn. Then time enough to secure the gold. A year, perhaps more.”</text:p>
      <text:p text:style-name="P12">“A year,” she said.</text:p>
      <text:p text:style-name="P12">“Yes.”</text:p>
      <text:p text:style-name="P12">“And you would come back with it in your pocket,” she said, “and lay it on their table like a tribute.”</text:p>
      <text:p text:style-name="P12">“If I can.”</text:p>
      <text:p text:style-name="P12">“And they would nod,” she said, “and make room for you among them.”</text:p>
      <text:p text:style-name="P12">“That is the understanding.”</text:p>
      <text:p text:style-name="P12">She turned then, and there was something almost like laughter in her eyes, though it did not quite reach her mouth.</text:p>
      <text:p text:style-name="P12">“And you believe they are men of standards,” she said.</text:p>
      <text:p text:style-name="P12">“I do,” he answered.</text:p>
      <text:p text:style-name="P12">“Not merely men with money.”</text:p>
      <text:p text:style-name="P12">“No.”</text:p>
      <text:p text:style-name="P12">“Not merely men with doors they can open.”</text:p>
      <text:p text:style-name="P12">“No.”</text:p>
      <text:p text:style-name="P12">“But men who would look at you,” she said, “and judge you.”</text:p>
      <text:p text:style-name="P12">“Yes.”</text:p>
      <text:p text:style-name="P12">She studied him a long moment, as if trying to decide whether to argue him out of it.</text:p>
      <text:p text:style-name="P12">Instead she said, “San Francisco, then.”</text:p>
      <text:p text:style-name="P12">“They say it is a sight,” he said. “And that gold lies in the riverbeds, waiting to be taken up.”</text:p>
      <text:p text:style-name="P12"><text:soft-page-break/>“They say a great many things about places none of us have seen,” she said.</text:p>
      <text:p text:style-name="P12">He stood then, because sitting had begun to feel like a kind of pleading.</text:p>
      <text:p text:style-name="P12">“I may be able to secure passage quickly,” he said. “If I can arrange my affairs. I could be gone within the month.”</text:p>
      <text:p text:style-name="P12">“And back in a year,” she said.</text:p>
      <text:p text:style-name="P12">“If I am fortunate.”</text:p>
      <text:p text:style-name="P12">Another pause.</text:p>
      <text:p text:style-name="P12">The question was there now, plainly enough that either might have taken it up:</text:p>
      <text:p text:style-name="P12"><text:span text:style-name="Emphasis">And what of us?</text:span></text:p>
      <text:p text:style-name="P12">Neither did.</text:p>
      <text:p text:style-name="P12">At last she smiled—lightly, almost teasing, as if the matter were already decided and of no great consequence.</text:p>
      <text:p text:style-name="P12">“Well,” she said, “it sounds like a wonderful opportunity.”</text:p>
      <text:p text:style-name="P12">He let out a breath he had not known he was holding. “You think so?”</text:p>
      <text:p text:style-name="P12">“I think,” she said, “that if you do not go, you will sit in rooms like this one and wonder about it until you are an old man, and I shall be forced to listen to you regret it.”</text:p>
      <text:p text:style-name="P12">“That is a grim prospect.”</text:p>
      <text:p text:style-name="P12">“For me, especially.”</text:p>
      <text:p text:style-name="P12">He laughed, and the tension broke just enough to make standing there bearable.</text:p>
      <text:p text:style-name="P12">“And if I do go?” he asked.</text:p>
      <text:p text:style-name="P12">“Then you will have your gold,” she said, “and your society of serious men, and all the rest of it.”</text:p>
      <text:p text:style-name="P12">“And?”</text:p>
      <text:p text:style-name="P12">“And,” she said, with a small shrug, “you will come back and tell me whether it was worth the trouble.”</text:p>
      <text:p text:style-name="P12">He searched her face for something more—some claim, some protest—but she had already turned away, pouring tea as though the matter were settled.</text:p>
      <text:p text:style-name="P12">He took up his hat.</text:p>
      <text:p text:style-name="P12">“I will call again before I leave,” he said.</text:p>
      <text:p text:style-name="P12">“You had better,” she replied. “Or I shall think the gold has made you proud before you have even found it.”</text:p>
      <text:p text:style-name="P12">He smiled at that, and made his way to the door.</text:p>
      <text:p text:style-name="P12">“Clay,” she said, just as he stepped out.</text:p>
      <text:p text:style-name="P12">He turned.</text:p>
      <text:p text:style-name="P12">“Do try not to be gone longer than a year,” she said. “I should not like to forget what you look like.”</text:p>
      <text:p text:style-name="P12"><text:soft-page-break/>“I doubt you could,” he said.</text:p>
      <text:p text:style-name="P12">“Then you had better give me reason to remember,” she said, and shut the door with a soft, decisive click.</text:p>
      <text:p text:style-name="P11">Clay spent the next week getting his affairs in order, though “affairs” flattered the reality of it. There was little enough to settle. His room was taken by the week, his landlord a woman who cared more for prompt coin than notice, and all he owned that mattered fit neatly into a single case. He sold what he could not carry—a second coat, a cracked shaving mirror, a pair of boots that never quite broke in—and found, when it was done, that he felt lighter for it.</text:p>
      <text:p text:style-name="P12">He kept the receipt for the case tucked in its lining, as if it proved something about him.</text:p>
      <text:p text:style-name="P12">The passage cost nearly everything. He stood at the shipping office with the clerk’s pen scratching out his name—<text:span text:style-name="Emphasis">Patterson, Clay</text:span>—and watched the remaining sum diminish to a few folded bills and loose coin returned across the counter. The ship was called <text:span text:style-name="Emphasis">Angel Gabriel</text:span>, a clipper bound for San Francisco by way of the Horn, and the clerk spoke of it with a practiced indifference, as though it were no more than a carriage line uptown.</text:p>
      <text:p text:style-name="P12">“You’ll want to keep something back,” the man said, sliding the coins toward him.</text:p>
      <text:p text:style-name="P12">“I have,” Clay answered, though it was not much.</text:p>
      <text:p text:style-name="P12">He stepped back out into the street with the ticket in hand and turned it over once, twice, as though it might change its meaning. Passage out. No guarantee of return. He did the arithmetic quickly and with a kind of stubborn confidence—six ounces in nuggets, and more besides. Enough for the Lodge, enough for the return fare, enough to come back not as he left. The numbers worked if the world did.</text:p>
      <text:p text:style-name="P12">The days after that passed in a narrowing. Streets he had known seemed already less his; acquaintances became something like spectators. He called once more on Marian, and her laughter stayed with him longer than her words. He avoided Jon entirely. There was nothing to be said that would not make the thing heavier.</text:p>
      <text:p text:style-name="P12">On the final evening he walked down to the wharf and found the <text:span text:style-name="Emphasis">Angel Gabriel</text:span> riding at anchor, her masts cutting up into the dimming sky, rigging humming faintly in the wind. Men moved along her deck in small purposeful shapes, hauling, stowing, calling to one another in voices that carried oddly over the water. He stood there longer than he meant to, watching the ship as if it might reveal the shape of what he had chosen.</text:p>
      <text:p text:style-name="P12">A hand clapped his shoulder. Some dockman he half knew from earlier years.</text:p>
      <text:p text:style-name="P12">“Heading out?” the man asked.</text:p>
      <text:p text:style-name="P12">“In the morning.”</text:p>
      <text:p text:style-name="P12">“Then best get your sleep. The sea will take it from you soon enough.”</text:p>
      <text:p text:style-name="P12">Clay smiled at that, though he did not quite believe it.</text:p>
      <text:p text:style-name="P12"/>
      <text:p text:style-name="P13">1.5.5</text:p>
      <text:p text:style-name="P12"><text:soft-page-break/>They set sail on a November morning, the harbor pale and cold under a low ceiling of cloud. The city seemed to lean toward the water as if to watch them go. Lines were cast off, shouted orders answered, and the ship eased free with a slow, deliberate grace that belied the work behind it.</text:p>
      <text:p text:style-name="P12">Clay stood near the rail with his case at his feet, one hand resting on the worn wood, feeling the faint tremor of the hull as the sails took wind. Around him the other passengers gathered in loose knots—some loud with excitement, others already withdrawn into themselves. A woman wept quietly into a handkerchief while a man beside her spoke of California as though he had been there all his life.</text:p>
      <text:p text:style-name="P12">They threaded their way between anchored merchantmen and squat military cutters, the river thick with traffic. Sailors called out distances, lines creaked and snapped taut, and the smell of tar and salt and something metallic hung in the air. The city receded by degrees—wharves to buildings, buildings to a gray suggestion—and still Clay watched it, as if there might be some final sign he had missed.</text:p>
      <text:p text:style-name="P12">There was none.</text:p>
      <text:p text:style-name="P12">Past the sea break the water opened, and with it the wind. The <text:span text:style-name="Emphasis">Angel Gabriel</text:span> leaned into it, gathering speed, the deck tilting just enough to make a man adjust his stance. The harbor’s noise fell away behind them, replaced by the steady rush of water along the hull and the sharp crack of canvas above.</text:p>
      <text:p text:style-name="P12">Fog lay out ahead, low and patient, and they entered it without ceremony. The world narrowed to the ship itself—masts, lines, the wet gleam of deck boards—and then even those seemed to soften at the edges.</text:p>
      <text:p text:style-name="P12">Clay did not move from the rail. The last shapes of the city were gone now, swallowed entirely. There was only the ship and the sea and the work he had set himself.</text:p>
      <text:p text:style-name="P12">He took the ticket from his pocket once more, felt its stiffness between his fingers, and then put it away.</text:p>
      <text:p text:style-name="P12">Six ounces, he thought. Six ounces, and home again.</text:p>
      <text:p text:style-name="P12">The ship drove on into the fog.</text:p>
      <text:h text:style-name="P14" text:outline-level="3">II</text:h>
      <text:h text:style-name="P15" text:outline-level="4">2.1</text:h>
      <text:p text:style-name="P12">Clay had a private room, though “private” meant only that no one else slept in it. It was a narrow box below the waterline, with a bunk fixed to the wall and a peg for his coat. The air never moved. By the second night he understood that a man could go dull in such a place, and so he took his waking hours above.</text:p>
      <text:p text:style-name="P12">He fell into the habit of the rail. There was always something to look at if you trained your eye for it—dark seams in the water where fish ran, a distant sail that might be a merchantman or might be nothing at all, birds that appeared from nowhere and then vanished again. Clay took pride in seeing things first. He would call them out, and the others would come over, shading their eyes, and sometimes he was right.</text:p>
      <text:p text:style-name="P12"><text:soft-page-break/>Breakfast was taken early, before the heat set in. Coffee, hard bread, sometimes a strip of salt pork if the cook was in a generous mood. Clay ate with the same men most mornings without ever agreeing to it. There were two brothers bound for the diggings, a quiet man who claimed to have been a surveyor, and Larkin.</text:p>
      <text:p text:style-name="P12">Larkin spoke easily and without much weight behind his words. He had been in New Orleans, and Havana, and once, he said, as far as Cádiz, though the story changed in its particulars each time he told it. He was perhaps thirty, with a quick smile and a habit of leaning in when he spoke, as though the thing between you was already shared.</text:p>
      <text:p text:style-name="P12">“You’re a New York man,” he said the first morning, as if identifying a species. “I can always tell.”</text:p>
      <text:p text:style-name="P12">“How?”</text:p>
      <text:p text:style-name="P12">“You look as though you’re headed somewhere even when you’re sitting still.”</text:p>
      <text:p text:style-name="P12">Clay took that as a compliment.</text:p>
      <text:p text:style-name="P12">They began to spend their evenings together in the salon. There were a few tables bolted to the floor, and the ship’s motion made a game of anything that could be played on them. Pinochle suited the conditions. The cards were soft with use and stuck together at the corners.</text:p>
      <text:p text:style-name="P12">At first Clay won.</text:p>
      <text:p text:style-name="P12">Not much, but enough to feel that he understood it. Larkin laughed when he lost and paid without remark. When Larkin won, he gathered the small piles of coins into a neat stack and set them aside, as if he were keeping accounts in a ledger only he could see.</text:p>
      <text:p text:style-name="P12">“You’ve a good head for it,” Larkin said. “Most men chase the last hand. You don’t.”</text:p>
      <text:p text:style-name="P12">Clay did not say that he had already begun to.</text:p>
      <text:p text:style-name="P12">The days lengthened. The heat came down and stayed. The deck boards grew hot underfoot and the air in the salon took on the thick, sweet smell of cigars and bodies. The ocean lost its color and became a hard, bright sheet that hurt to look at.</text:p>
      <text:p text:style-name="P12">Clay’s luck turned in increments so small he might have missed them if he had not been watching.</text:p>
      <text:p text:style-name="P12">A hand played a shade too boldly. A hesitation that came a moment late. The sense—not yet conscious—that the other man at the table saw something he did not. Larkin did not press him. If anything, he seemed to draw back when Clay lost heavily, shifting the stakes, suggesting a drink instead.</text:p>
      <text:p text:style-name="P12">But Clay kept at it.</text:p>
      <text:p text:style-name="P12">By the end of the second week he was down enough to feel it in his chest. He counted his remaining money twice that night and found the number smaller the second time. The next evening he sat at the table and watched instead of playing.</text:p>
      <text:p text:style-name="P12">Larkin noticed, but said nothing. He played a few hands, lost one, won two, and then, with a small shrug, pushed his chair back.</text:p>
      <text:p text:style-name="P12">“Hold this for me,” he said, and placed a leather billfold on the table in front of Clay. “I’ve no sense when it’s in my pocket.”</text:p>
      <text:p text:style-name="P12">Clay looked at it.</text:p>
      <text:p text:style-name="P12"><text:soft-page-break/>“I mean to say,” Larkin added, smiling, “I trust you more than I trust myself.”</text:p>
      <text:p text:style-name="P12">It was a well-made thing, soft leather, worn at the corners. Clay slipped it into the inside pocket of his coat. It sat there with a weight that was not its own.</text:p>
      <text:p text:style-name="P12">“You’ll have it back when you ask for it,” Clay said.</text:p>
      <text:p text:style-name="P12">“I won’t ask,” Larkin replied. “That’s the idea.”</text:p>
      <text:p text:style-name="P12">After that it became their arrangement. Larkin would play, and when he reached for his coat and found nothing there, he would laugh and stand up, the game ended whether he was ahead or behind. Clay began to think of the billfold as a kind of brake, a device that kept a man from going over a line he could not see for himself.</text:p>
      <text:p text:style-name="P12">He also became aware, in odd moments, of what was in it.</text:p>
      <text:p text:style-name="P12">Not by opening it—he did not—but by imagining its contents with increasing clarity. Notes folded once, perhaps twice. A few coins. Enough to matter. Enough, he thought, to change the tenor of a journey if it were his and not another man’s.</text:p>
      <text:p text:style-name="P12">The ship ran south along the coast of South America. The air shifted. There were days when the wind came up without warning and the sea lost its smooth face, breaking into long, uneasy swells. The sailors spoke more often of Cape Horn now, not with fear exactly, but with a kind of professional interest.</text:p>
      <text:p text:style-name="P12">“It will show itself soon enough,” one of them said.</text:p>
      <text:p text:style-name="P12">One evening, with the light going out of the sky and the first coolness of the day coming on, Larkin was playing well.</text:p>
      <text:p text:style-name="P12">There was a small crowd around the table. Coins moved back and forth in steady measure. Larkin’s pile grew. He did not touch it except to square it with the edge of his hand.</text:p>
      <text:p text:style-name="P12">Clay stood behind him, close enough to see the cards, the billfold a familiar weight against his chest.</text:p>
      <text:p text:style-name="P12">“You’ll ruin them all at this rate,” someone said.</text:p>
      <text:p text:style-name="P12">“Then they should stop me,” Larkin replied, without looking up.</text:p>
      <text:p text:style-name="P12">He played another hand, won it, and then pushed his chair back with a suddenness that broke the rhythm of the table.</text:p>
      <text:p text:style-name="P12">“Air,” he said. “I need air.”</text:p>
      <text:p text:style-name="P12">He did not reach for his coat.</text:p>
      <text:p text:style-name="P12">Clay watched him go. The door opened, a brief rush of cooler air, and then it shut again. The game resumed without him.</text:p>
      <text:p text:style-name="P12">A moment later there was a sound from above—running feet, then a woman’s voice, high and sharp enough to cut through the room.</text:p>
      <text:p text:style-name="P12">“Man overboard!”</text:p>
      <text:p text:style-name="P12">Everything in the salon stopped at once. Chairs scraped back. Cards fell unheeded to the table.</text:p>
      <text:p text:style-name="P12"><text:soft-page-break/>They were on deck in seconds.</text:p>
      <text:p text:style-name="P12">The sea had darkened to a heavy, moving black. The ship rolled under them, lifting and falling in a long, slow motion. Men crowded the rail, peering down into the water as if it might give something back if they looked hard enough.</text:p>
      <text:p text:style-name="P12">“Where?” someone shouted.</text:p>
      <text:p text:style-name="P12">“There!” another voice, pointing—but there was nothing there but the wake, already breaking apart.</text:p>
      <text:p text:style-name="P12">“Who is it?”</text:p>
      <text:p text:style-name="P12">No one answered.</text:p>
      <text:p text:style-name="P12">A line was thrown, then another, cast out into emptiness. A lantern was brought and held over the side, its light swinging uselessly over the water.</text:p>
      <text:p text:style-name="P12">Clay stood among them, his hand on the rail.</text:p>
      <text:p text:style-name="P12">For a moment he had the clear, simple thought: <text:span text:style-name="Emphasis">Go.</text:span></text:p>
      <text:p text:style-name="P12">He saw, as if already done, the movement—over the rail, into the water, the cold shock of it, the reach for something that might or might not be there. He felt the ship’s motion under his feet, the distance to the sea.</text:p>
      <text:p text:style-name="P12">Then the thought passed.</text:p>
      <text:p text:style-name="P12">There were sailors already moving, calling to one another. Orders were given. The ship slowed, or seemed to. The lantern light swept back and forth.</text:p>
      <text:p text:style-name="P12">Nothing.</text:p>
      <text:p text:style-name="P12">After a time—minutes, or longer—the urgency drained out of it. The voices dropped. Men began to step back from the rail.</text:p>
      <text:p text:style-name="P12">“It’s no use,” someone said, not loudly.</text:p>
      <text:p text:style-name="P12">Clay did not remember leaving the deck.</text:p>
      <text:p text:style-name="P12">He found himself back in the salon, the room altered now, as if something had been removed from it that could not be named. The cards still lay where they had fallen. Larkin’s chair was pushed back from the table.</text:p>
      <text:p text:style-name="P12">Clay sat.</text:p>
      <text:p text:style-name="P12">After a moment he reached, almost without thinking, into his coat.</text:p>
      <text:p text:style-name="P12">The billfold was still there.</text:p>
      <text:p text:style-name="P12">He held it in his hand for a long time before putting it back.</text:p>
      <text:h text:style-name="P14" text:outline-level="3">2.2 </text:h>
      <text:p text:style-name="P12">Clay’s seasickness came late, which the sailors said was the worst kind.</text:p>
      <text:p text:style-name="P12">“A green hand gets it early and is done with it,” one of them told him. “A late sickness means your body waited to understand what’s being asked of it.”</text:p>
      <text:p text:style-name="P12"><text:soft-page-break/>It began as a tightness behind his eyes, then a heaviness in his limbs. By the time they were well into the southern latitudes he could hardly keep food down. He took to sitting aft beneath the overhang of the first-class balconies, where the motion was gentler, watching the wake unspool behind them like something the ship was shedding.</text:p>
      <text:p text:style-name="P12">He had thought the voyage would be an interval—dead time between decisions—but the days had taken on a strange density. The ocean did not pass; it accumulated.</text:p>
      <text:p text:style-name="P12"/>
      <text:p text:style-name="P16"/>
      <text:p text:style-name="P12">They began to hear about the Horn a week before they saw it.</text:p>
      <text:p text:style-name="P12">Not from the officers, who spoke of it plainly, but from the crew.</text:p>
      <text:p text:style-name="P12">Men who had crossed it before grew quieter. A few made small preparations that Clay did not understand—tying things down that seemed already secure, checking knots that had held for weeks.</text:p>
      <text:p text:style-name="P12">The wind shifted. Not stronger, at first, but colder, and it came from a direction that seemed to argue with the sea itself. The swells lost their long, rolling regularity and broke into shorter, sharper rises that struck the hull at odd angles, as if the ship had entered water that did not agree with itself.</text:p>
      <text:p text:style-name="P12">The sky lowered. Not clouding over so much as pressing down.</text:p>
      <text:p text:style-name="P12">On the second day of it, a wave struck them broadside hard enough to throw a chair clear across the salon. Clay, who had come below to escape the wind, found himself on the floor with the rest of them, gripping at the legs of the tables as if they were roots.</text:p>
      <text:p text:style-name="P12">That night, no one played cards.</text:p>
      <text:p text:style-name="P16"/>
      <text:p text:style-name="P12">He went up on deck the next morning against advice.</text:p>
      <text:p text:style-name="P12">The sea was no longer something he could take in at a glance. It came at him in pieces—walls of gray water rising and collapsing, the horizon appearing and vanishing as the ship climbed and dropped. The masts groaned like living things.</text:p>
      <text:p text:style-name="P12">There was a moment—brief, but complete—when the ship seemed to hang at the top of a swell, the bow pitched out over empty space, and Clay had the clear and certain impression that there was nothing beneath them at all.</text:p>
      <text:p text:style-name="P12">Then they dropped.</text:p>
      <text:p text:style-name="P12">He laughed, once, involuntarily, and then found he could not stop.</text:p>
      <text:p text:style-name="P12">A hand caught his shoulder and forced him down to the deck.</text:p>
      <text:p text:style-name="P12">“Save it,” the sailor said. “It’ll take the rest of you if you let it.”</text:p>
      <text:p text:style-name="P16"/>
      <text:p text:style-name="P12">They rounded the Horn in weather that never quite broke into a storm, but never relented either. It was a sustained violence, like a hand that did not strike but simply held you down.</text:p>
      <text:p text:style-name="P12">On the third night, unable to sleep, Clay went back on deck.</text:p>
      <text:p text:style-name="P12"><text:soft-page-break/>The sea had taken on a faint luminosity. Not light, exactly, but a dull green presence in the water that flared and vanished along the hull.</text:p>
      <text:p text:style-name="P12">He watched it for some time before realizing it moved against the current.</text:p>
      <text:p text:style-name="P12">Not with it.</text:p>
      <text:p text:style-name="P12">Against.</text:p>
      <text:p text:style-name="P12">There were shapes in it—or seemed to be—long, pale forms that kept pace with the ship, appearing just below the surface and then slipping away. Once, one came near enough that he thought he saw a face, or something like one, turned upward.</text:p>
      <text:p text:style-name="P12">He leaned over the rail to get a better look.</text:p>
      <text:p text:style-name="P12">A hand seized the back of his coat and pulled him hard onto the deck.</text:p>
      <text:p text:style-name="P12">“Don’t lean,” the sailor said. “Not here.”</text:p>
      <text:p text:style-name="P12">“What is it?” Clay asked, still looking.</text:p>
      <text:p text:style-name="P12">The man spat over the side.</text:p>
      <text:p text:style-name="P12">“Nothing that concerns you.”</text:p>
      <text:p text:style-name="P16"/>
      <text:p text:style-name="P12">By the time they came north again, the sickness left him as abruptly as it had come.</text:p>
      <text:p text:style-name="P12">Food tasted like food. The deck held steady beneath his feet. The days lengthened and warmed.</text:p>
      <text:p text:style-name="P12">It was as if the Horn had taken something from him and, satisfied, let him go.</text:p>
      <text:p text:style-name="P12">He found that he did not think often of Larkin.</text:p>
      <text:p text:style-name="P12">When he did, it was without the sharpness he might have expected. The fact of it sat in him cleanly, without complication.</text:p>
      <text:p text:style-name="P12">The billfold he used without ceremony.</text:p>
      <text:p text:style-name="P16"/>
      <text:p text:style-name="P12">San Francisco did not appear gradually.</text:p>
      <text:p text:style-name="P12">They passed through the fog in the early morning, and there it was—hills crowded with low buildings, the harbor thick with masts, ships at anchor abandoned by crews who had gone upriver.</text:p>
      <text:p text:style-name="P12">It looked less like a city than a thing assembled in haste.</text:p>
      <text:p text:style-name="P12">Alive, and unfinished.</text:p>
      <text:p text:style-name="P16"/>
      <text:p text:style-name="P12">At the provisioner he waited his turn among men who all seemed to be purchasing the same future.</text:p>
      <text:p text:style-name="P12">When he reached the counter he opened the billfold, selected a ten-dollar note, and laid it down.</text:p>
      <text:p text:style-name="P12">“Outfit,” he said.</text:p>
      <text:p text:style-name="P12">The man behind the counter did not look up as he assembled it.</text:p>
      <text:p text:style-name="P12">One set of overalls. One pan. One pick. Two wooden boxes. A canvas awning. Boots.</text:p>
      <text:p text:style-name="P12"><text:soft-page-break/>He pushed the bundle across and called for the next man.</text:p>
      <text:p text:style-name="P12">Clay stepped aside, gathering the items without inspection.</text:p>
      <text:p text:style-name="P12">Outside, the street was a churn of mud and voices. Men moving quickly, as if something might run out.</text:p>
      <text:p text:style-name="P12">He adjusted the weight in his hands and turned toward the river.</text:p>
      <text:p text:style-name="P16"/>
      <text:p text:style-name="P12">He purchased his claim from an agent who spoke to him for less than a minute, then joined a mule train heading inland the following morning.</text:p>
      <text:p text:style-name="P12">The city fell away behind him with surprising ease.</text:p>
      <text:p text:style-name="P12">Ahead, the land opened.</text:p>
      <text:p text:style-name="P10"/>
      <text:h text:style-name="P17" text:outline-level="2">2.3</text:h>
      <text:p text:style-name="P18">The miner’s camp appeared first as smoke.</text:p>
      <text:p text:style-name="P18">They had been following the river since morning, the mule train picking its way along a trail that was only a trail because men had already ruined the brush there. The water ran below them, green and white over stone, loud enough in places to make talk useless. Above the sound of it came the hollow knock of picks, the scrape of shovels, a laugh, a curse, and now and then a shout that set every head lifting.</text:p>
      <text:p text:style-name="P18">The camp itself was not a town, though it had the vanity of becoming one. It was a clearing and then not even that, but a disorderly claim upon the mountain: tents along the ridge, tents in the trees, tents slung between pines, tents made of sailcloth and flour sacks and carpets and wagon covers, all patched and guyed and staked with an optimism that seemed to Clay almost architectural. Smoke rose from little cookfires. Shirts hung from branches. Boots dried on rocks. Pans flashed in the sun like mirrors.</text:p>
      <text:p text:style-name="P18">Men were everywhere. Men in red flannel, men in torn coats from Boston counting-houses, men in cavalry hats, men with beards already gone wild. Some stood knee-deep in the river, bent like penitents over their pans. Some worked rockers with a steady cradling motion, as if soothing an infant. Others merely watched the water with the peculiar exhausted attention of gamblers waiting on a card.</text:p>
      <text:p text:style-name="P18">The freighter halted and pointed with his whip.</text:p>
      <text:p text:style-name="P18">“Camp’s here. Your claim’s another mile upriver, above that bend. You’ll see a blasted sycamore and a run of black gravel. Don’t mistake it. Men have been known to mistake things.”</text:p>
      <text:p text:style-name="P18">Clay nodded as though this warning were a contract.</text:p>
      <text:p text:style-name="P18">They unloaded his boxes, his pan, his pick, his canvas awning, his new boots, the ridiculous little kingdom he had purchased in San Francisco. He felt briefly proud of the heap, then saw another man’s heap, and another’s, all the same, all newly bought, as if the whole world had come supplied from one counter.</text:p>
      <text:p text:style-name="P18"><text:soft-page-break/>He studied the tents around him to see how a man was meant to live. One fellow had made a low sleeping burrow under canvas, with his boxes set as walls. Another had strung his cloth high and grand between three trees and was now chasing smoke from beneath it. A third, seeing Clay puzzle over his stakes, came over and took the mallet from him without asking.</text:p>
      <text:p text:style-name="P18">“You want the foot uphill,” the man said. “Rain don’t ask permission.”</text:p>
      <text:p text:style-name="P18">“I’m Clay Patterson.”</text:p>
      <text:p text:style-name="P18">“Clyde Mercer.”</text:p>
      <text:p text:style-name="P18">Clyde was broad through the shoulders and sun-browned past any original complexion. He had a miner’s beard, a clerk’s eyes, and two fingers bound in dirty linen.</text:p>
      <text:p text:style-name="P18">“New York?” he asked.</text:p>
      <text:p text:style-name="P18">Clay smiled. “Is it printed on me?”</text:p>
      <text:p text:style-name="P18">“Stamped.”</text:p>
      <text:p text:style-name="P18">Together they got the canvas up after a fashion. It sagged in the middle and snapped at the corners, but it made shade, and when Clay crawled beneath it he felt the private thrill of possession. Here was his camp. Here was his claim upriver. Here was the river itself, running gold through stone since before any man had thought to come and kneel in it.</text:p>
      <text:p text:style-name="P18">That evening the ridge burned with sunset. The pines went black. The river kept its brightness longest, a long torn ribbon below the camp. Men came up from the diggings with their pans and pokes and bottles, talking too loudly, or not at all. Somewhere a fiddle began, then stopped when two men quarreled over whether it was tuned. Supper smelled of beans, coffee, pork, smoke, wet wool, and mud.</text:p>
      <text:p text:style-name="P18">Clay ate sitting on one of his boxes. He had never been so tired. His hands smelled of rope and canvas. His boots hurt him. His face felt tight with sun.</text:p>
      <text:p text:style-name="P18">Still, he lay awake for some time, listening.</text:p>
      <text:p text:style-name="P18">Not to the men, finally. Not to the mule bells or the coughs or the last low mutters around the fires.</text:p>
      <text:p text:style-name="P18">To the river.</text:p>
      <text:p text:style-name="P18">It went on in the dark, talking to itself in a thousand voices, over gravel and stone, carrying down out of the mountains whatever had been hidden there since creation. Clay lay with his hands folded over his chest, smiling at nothing.</text:p>
      <text:p text:style-name="P18">Then he slept a deep and dreamless sleep.</text:p>
      <text:h text:style-name="P19" text:outline-level="2">2.4</text:h>
      <text:p text:style-name="P18">The next morning he woke before the camp.</text:p>
      <text:p text:style-name="P18">For one glorious moment he did not know where he was. Then the canvas above him came into shape, gray with first light, and the river spoke below, and it all returned to him at once.</text:p>
      <text:p text:style-name="P18">California.</text:p>
      <text:p text:style-name="P18">Gold.</text:p>
      <text:p text:style-name="P18"><text:soft-page-break/>His claim.</text:p>
      <text:p text:style-name="P18">He came out from under the awning half-dressed, shivering, and found Clyde already squatting by a fire, boiling coffee in a blackened pot.</text:p>
      <text:p text:style-name="P18">“You’re up like Christmas,” Clyde said.</text:p>
      <text:p text:style-name="P18">“It is Christmas.”</text:p>
      <text:p text:style-name="P18">“That feeling passes.”</text:p>
      <text:p text:style-name="P18">“Not today.”</text:p>
      <text:p text:style-name="P18">“No. Not today.”</text:p>
      <text:p text:style-name="P18">They walked upriver with their pans and picks and a shovel borrowed on the promise of return. The morning opened around them cold and blue, then gold as the sun touched the ridge. Mist lifted from the water. The mountains did not look like hills to Clay but like the backs of sleeping animals, enormous and indifferent, their flanks furred with pine.</text:p>
      <text:p text:style-name="P18">His claim lay where the freighter had said: above a bend, near a blasted sycamore split white down its trunk. The river there widened over a bar of dark gravel. It looked, to Clay, precisely like fortune ought to look: plain, overlooked, waiting only for the right man to notice it.</text:p>
      <text:p text:style-name="P18">Clyde showed him how to fill the pan, how much water to take, how to break the clots with his fingers, how to swirl without spilling the whole promise back into the stream.</text:p>
      <text:p text:style-name="P18">“Don’t hunt for shine first,” Clyde said. “Get rid of what ain’t gold. That’s the art.”</text:p>
      <text:p text:style-name="P18">Clay nodded gravely.</text:p>
      <text:p text:style-name="P18">He ruined the first pan entirely.</text:p>
      <text:p text:style-name="P18">The second was worse.</text:p>
      <text:p text:style-name="P18">By the fifth he began to understand that panning was not a trick but a patience. The mud clouded and thinned. Pebbles rolled away. Sand slid in fans. Each motion had to be firm and gentle at once, which seemed to him an infuriating combination. He wanted to master it immediately. The river did not care.</text:p>
      <text:p text:style-name="P18">By noon his back hurt. By two o’clock his thighs trembled from crouching. His hands were numb from the cold water and scraped raw from gravel. The sun climbed over him and made the whole bar glare white. Men downstream shouted from time to time, and every shout put a hook through him.</text:p>
      <text:p text:style-name="P18">Then, near evening, when he had nearly begun to hate the pan in his hands, Clyde leaned over his shoulder and said, “There.”</text:p>
      <text:p text:style-name="P18">Clay froze.</text:p>
      <text:p text:style-name="P18">In the black crescent of sand at the bottom of the pan, something winked.</text:p>
      <text:p text:style-name="P18">Not yellow like brass. Not pale like straw. A deep, rich, impossible color. A color with weight in it.</text:p>
      <text:p text:style-name="P18">Clay bent closer.</text:p>
      <text:p text:style-name="P18">“There,” Clyde said again, softer now, and tapped the pan with one dirty finger.</text:p>
      <text:p text:style-name="P18"><text:soft-page-break/>There was more than one speck. Three, four, six little sparks lay caught in the sand, so small they might have been nothing, except that Clay knew at once they were not nothing. They were the whole rumor made visible. The whole continent answered in a teaspoon.</text:p>
      <text:p text:style-name="P18">He laughed.</text:p>
      <text:p text:style-name="P18">Clyde laughed too, though not unkindly.</text:p>
      <text:p text:style-name="P18">“Careful. That laugh costs men years.”</text:p>
      <text:p text:style-name="P18">They worked the pan together and Clyde showed him how to wash the last dirt away, how to gather the dust, how to dry it, how to fold it into paper. By the time the light began to leave the water, Clay had a little sparkling dust mixed with dirt, no more than a pinch, hardly enough to dignify with a weight.</text:p>
      <text:p text:style-name="P18">He held it in his palm as if it were alive.</text:p>
      <text:p text:style-name="P18">“That’s all?” he said, though he was smiling.</text:p>
      <text:p text:style-name="P18">“That’s not all,” Clyde said. “That’s first.”</text:p>
      <text:p text:style-name="P18">Clay looked back at the river. The evening had turned it bronze. Upstream, the mountains gathered shadow. Downstream, the campfires were beginning one by one, sparks in the trees like answering claims.</text:p>
      <text:p text:style-name="P18">His back hurt him sorely. His fingers throbbed. He was hungry enough to eat his belt.</text:p>
      <text:p text:style-name="P18">But he had taken gold from the earth.</text:p>
      <text:p text:style-name="P18">And the world, which had seemed large that morning, now seemed larger still.</text:p>
      <text:p text:style-name="P20"><text:span text:style-name="Strong_20_Emphasis">2.5</text:span></text:p>
      <text:p text:style-name="P18">Clay was getting the hang of this.</text:p>
      <text:p text:style-name="P18">The river ran shallow over a bed of pale stone, and he had learned where to stand, how to angle the pan so the water did the work for him. He worked slower now. Deliberate. He could feel when he was close before he saw anything.</text:p>
      <text:p text:style-name="P18">It came up sudden—a hard, bright glint that didn’t wash away with the rest.</text:p>
      <text:p text:style-name="P18">He froze, then laughed out loud.</text:p>
      <text:p text:style-name="P18">A nugget. Not dust, not flakes. A real piece, heavy in the hand. He turned it over between his fingers, felt its weight, its certainty. It seemed impossible that something so small could count so much.</text:p>
      <text:p text:style-name="P18">Clyde came splashing over from a few yards downstream.</text:p>
      <text:p text:style-name="P18">“Well I’ll be damned,” he said, crouching beside him. “You’ve done it proper.”</text:p>
      <text:p text:style-name="P18">Clay handed it to him. Clyde weighed it in his palm, gave a short nod, and passed it back without ceremony.</text:p>
      <text:p text:style-name="P18">“Half ounce, near enough. Maybe better.”</text:p>
      <text:p text:style-name="P18">They didn’t celebrate. There wasn’t much to say. But the other men had seen, and there were glances now, a shift in the air—approval, and something else alongside it.</text:p>
      <text:p text:style-name="P18"><text:soft-page-break/>That night Clay slept with the nugget in his hand, his fingers closed tight around it as if it might work its way loose and vanish back into the dark.</text:p>
      <text:p text:style-name="P18">Across the fire, Clyde lay on his back with his hat over his eyes, saying nothing.</text:p>
      <text:p text:style-name="P21"/>
      <text:p text:style-name="P18"><text:span text:style-name="Strong_20_Emphasis">2.6</text:span></text:p>
      <text:p text:style-name="P18">More than halfway now.</text:p>
      <text:p text:style-name="P18">They took their supper up on a rise above the camp where the ground dried out and the smoke didn’t cling so thick. The river bent below them, catching the last of the light, and beyond it the hills went soft and blue.</text:p>
      <text:p text:style-name="P18">Clyde ate slow, careful, as if there was no reason to hurry anything.</text:p>
      <text:p text:style-name="P18">“You’ll make your mark, I reckon,” he said after a while.</text:p>
      <text:p text:style-name="P18">Clay smiled. “I’ve a mind to.”</text:p>
      <text:p text:style-name="P18">Clyde nodded. “Get what you came for and be off again.”</text:p>
      <text:p text:style-name="P18">“And you?”</text:p>
      <text:p text:style-name="P18">Clyde shrugged, but not lightly. “Same as I said. I’ll go back come fall. Or sooner, if I’ve enough.”</text:p>
      <text:p text:style-name="P18">“To Kentucky.”</text:p>
      <text:p text:style-name="P18">“My place is there.” He picked at a seam in his sleeve. “Wife’s expecting. First one.”</text:p>
      <text:p text:style-name="P18">Clay glanced at him. “You left her for this.”</text:p>
      <text:p text:style-name="P18">“I did.”</text:p>
      <text:p text:style-name="P18">There was no apology in it, and no pride either. Just a fact laid down.</text:p>
      <text:p text:style-name="P18">“She told me to go,” Clyde said. “Said we’d need it more later than now. Land don’t clear itself, and there’s always something owing.”</text:p>
      <text:p text:style-name="P18">He looked out over the river, not at Clay.</text:p>
      <text:p text:style-name="P18">“I ain’t here to stay. That’s all.”</text:p>
      <text:p text:style-name="P18">Clay turned his nugget over in his fingers, feeling again its weight, the way it seemed to promise something beyond itself.</text:p>
      <text:p text:style-name="P18">“You ever think you might not go back?” he asked.</text:p>
      <text:p text:style-name="P18">Clyde gave a small laugh. “No.”</text:p>
      <text:p text:style-name="P18">Not sharp, not offended—just certain.</text:p>
      <text:p text:style-name="P18">“No, I don’t think that.”</text:p>
      <text:p text:style-name="P18">They sat a while longer as the light went out of the hills.</text:p>
      <text:p text:style-name="P18">Down below, someone struck up a fiddle, thin and wandering. The camp answered in voices, rough and loud, and then settled again.</text:p>
      <text:p text:style-name="P18">Clyde stood and brushed the dust from his trousers.</text:p>
      <text:p text:style-name="P18"><text:soft-page-break/>“Best get some sleep,” he said. “River’ll be there in the morning.”</text:p>
      <text:p text:style-name="P18">Clay stayed a moment after he’d gone, alone on the hillside, the nugget warm now from his hand.</text:p>
      <text:p text:style-name="P22"/>
      <text:p text:style-name="P20"><text:span text:style-name="Strong_20_Emphasis">2.7</text:span></text:p>
      <text:p text:style-name="P18">It turned.</text:p>
      <text:p text:style-name="P18">For three days he found nothing. Not even the bright dust that had come so easily at first, that had seemed to prove something about him. He worked the same stretch, then a little above it, then a little below, and each pan came up the same dull brown, the same grit and mica and disappointment.</text:p>
      <text:p text:style-name="P18">More men had come in the meantime. The trail down from the ridge was beaten flat now, and the clearing had spread beyond its first bounds, tents crowding in on one another, canvas patched to canvas, lines strung low and careless. Fires burned day and night. The sound of the river was thinner for it.</text:p>
      <text:p text:style-name="P18">There was talk, too much of it. Men comparing finds, or lying about them, or else speaking loudly about nothing at all. A man could not hear himself think for long.</text:p>
      <text:p text:style-name="P18">Then the sickness came.</text:p>
      <text:p text:style-name="P18">It moved through the camp without much warning. One man took to his bed, then another, and by the next evening there were half a dozen laid out under their awnings, sweating through their shirts, too weak to stand. Clay felt it in the morning, a heaviness first, then a turning in his stomach that would not settle. By afternoon he could not keep water down.</text:p>
      <text:p text:style-name="P18">He lay in his canvas, listening to the camp go on without him. Boots passing close. Voices he did not know. Someone had taken to singing at odd hours, tuneless and stubborn. The river went on as it always had.</text:p>
      <text:p text:style-name="P18">He was gone from it two days.</text:p>
      <text:p text:style-name="P18">When he came back up the bank, the light struck him wrong and he had to stop a moment to steady himself. The place looked smaller, though there were more men in it.</text:p>
      <text:p text:style-name="P18">He walked to his claim without hurry.</text:p>
      <text:p text:style-name="P18">There were eight men there now.</text:p>
      <text:p text:style-name="P18">They had set themselves in a line along the bend where he had worked it, each with a pan or a rocker, moving with the same practiced rhythm he had learned only days before. One of them had driven a stake into the bank and hung a shirt from it for shade. Another had a small fire going not ten feet from the water.</text:p>
      <text:p text:style-name="P18">They looked up when he approached, but only briefly. One man nodded, as if to say he was seen.</text:p>
      <text:p text:style-name="P18">Clay stood a moment longer than was necessary. He could see where he had cut into the bank, the small shelf he had made for his footing. It was being used now by another man, who shifted slightly to keep his balance and went on working.</text:p>
      <text:p text:style-name="P18">No one said anything.</text:p>
      <text:p text:style-name="P18">There was nothing to say.</text:p>
      <text:p text:style-name="P18"><text:soft-page-break/>Clay set his pan down once, then picked it up again. He watched them a moment longer, the easy way they had taken to it, as if they had always been there.</text:p>
      <text:p text:style-name="P18">He turned back up the bank.</text:p>
      <text:p text:style-name="P18">At the edge of the clearing he stopped and looked once over his shoulder. The river ran on the same as ever, indifferent to the men in it.</text:p>
      <text:p text:style-name="P18">He knew then it was time to move on.</text:p>
      <text:p text:style-name="P20">Clay sold it all in a morning that did not rise to meet the weight of it.</text:p>
      <text:p text:style-name="P18">The pan, the pick, the canvas awning—laid out in a dull row on a crate as though they might be taken up again by evening. A few men slowed as they passed, glanced once, and went on. The river worked behind them, steady as ever, the sound of it the same whether a man found gold in it or not.</text:p>
      <text:p text:style-name="P18">The trader came last, wiping his hands on his trousers, already half turned to something else.</text:p>
      <text:p text:style-name="P18">“You done with it?”</text:p>
      <text:p text:style-name="P18">“Yes.”</text:p>
      <text:p text:style-name="P18">The man crouched, lifted the pan, let it fall back with a soft knock. He pressed a thumb into the canvas, glanced at the pick’s edge, then gathered the lot together with a practiced sweep.</text:p>
      <text:p text:style-name="P18">“I can take it off you.”</text:p>
      <text:p text:style-name="P18">Clay nodded.</text:p>
      <text:p text:style-name="P18">They did not haggle long. The trader set a small weight on the scale and began adding to the other side—coins, then a little more. Clay watched the beam settle, watched it tremble once and go still. He did not speak. The trader looked up as if to ask something, then thought better of it and pushed the money across.</text:p>
      <text:p text:style-name="P18">“You heading out?”</text:p>
      <text:p text:style-name="P18">“East.”</text:p>
      <text:p text:style-name="P18">A short nod. “Plenty of men say that.”</text:p>
      <text:p text:style-name="P18">Clay took the coins and folded them away without counting them again.</text:p>
      <text:p text:style-name="P18">The horse stood tethered a little apart from the rest, a rangy animal with a dull coat and a patient eye. Not young, not old. The trader who owned it spoke in the same flat way as the first.</text:p>
      <text:p text:style-name="P18">“She’s sound.”</text:p>
      <text:p text:style-name="P18">Clay put his hand to the animal’s neck. It was warm there, the hide twitching once under his palm. The horse turned its head and looked back at him—not curious, not wary, only waiting.</text:p>
      <text:p text:style-name="P18">“I’ll take her.”</text:p>
      <text:p text:style-name="P18">They struck the bargain quickly. A saddle, a bridle, a short length of rope. Not much else. Clay counted out what was asked and felt, even as he did it, how little remained. When it was done he stood with the reins in his hand and the camp around him, and there was nothing left to adjust.</text:p>
      <text:p text:style-name="P18"><text:soft-page-break/>He went once more through what he had. The money. The small bag of dust and flakes he had kept back. Not enough. Not for the trail, not for the distance he meant to cover, not for the return he had pictured when he first stepped onto the ship in New York.</text:p>
      <text:p text:style-name="P18">He counted it again anyway.</text:p>
      <text:p text:style-name="P18">It did not change.</text:p>
      <text:p text:style-name="P18">He folded the bills and put them away.</text:p>
      <text:p text:style-name="P18">He would make up the rest.</text:p>
      <text:p text:style-name="P18">All afternoon he moved through the camp in a narrowing circle, finishing what there was to finish. A length of dried meat. A small sack of beans. A tin cup. Things that would carry. Things that would not ask anything of him but time and a little care. Men called to one another as they worked the river, laughter rising here and there, sharp and brief. Someone shouted at a lucky strike downstream. Clay did not go to see.</text:p>
      <text:p text:style-name="P18">Toward evening he led the horse out past the last of the tents. The ground lifted a little and the camp fell away behind him, the canvas tops dull in the slanting light. The river bent off through the trees, and the noise of it began to thin.</text:p>
      <text:p text:style-name="P18">He mounted awkwardly at first, then settled. The horse shifted once beneath him and stood.</text:p>
      <text:p text:style-name="P18">For a moment he let it stand that way.</text:p>
      <text:p text:style-name="P18">From the rise he could still see the men in the shallows, their figures small now, bent to their work, moving in the same patient rhythm he had learned and then unlearned. They might have been any men, anywhere, doing any work at all. There was no mark to set them apart.</text:p>
      <text:p text:style-name="P18">He watched until he could not tell one from another.</text:p>
      <text:p text:style-name="P18">Then he turned the horse.</text:p>
      <text:p text:style-name="P18">The trail east was not a road so much as a direction, worn in places and lost in others, a line that men held in their heads more than on the ground. It would take him across heat and dust, through country that did not care whether he passed or not. He knew this. He felt it in the space ahead of him, wide and without promise.</text:p>
      <text:p text:style-name="P18">He did not think again of the ship.</text:p>
      <text:p text:style-name="P18">He touched his heel to the horse’s flank and they moved off together, the camp slipping behind him, the river going on as it always had, and the distance ahead already beginning to take its measure of him.</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5:01:32.261862507</meta:creation-date>
    <dc:date>2026-05-05T20:41:47.972489446</dc:date>
    <meta:editing-duration>PT41M49S</meta:editing-duration>
    <meta:editing-cycles>6</meta:editing-cycles>
    <meta:generator>LibreOffice/25.8.6.2$Linux_X86_64 LibreOffice_project/a46b460d1686bb49c718d2ef5f88b83ff2dc4981</meta:generator>
    <meta:document-statistic meta:table-count="0" meta:image-count="0" meta:object-count="0" meta:page-count="29" meta:paragraph-count="643" meta:word-count="11652" meta:character-count="62723" meta:non-whitespace-character-count="51797"/>
  </office:meta>
</office:document-meta>
</file>